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officeooo:paragraph-rsid="00075f48"/>
    </style:style>
    <style:style style:name="T1" style:family="text">
      <style:text-properties fo:language="en" fo:country="GB"/>
    </style:style>
    <style:style style:name="T2" style:family="text">
      <style:text-properties fo:language="en" fo:country="GB" officeooo:rsid="00075f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scraping methodology and approaches</text:p>
      <text:p text:style-name="P1"/>
      <text:p text:style-name="P2"><text:span text:style-name="T1">Due to the high number of technologies related to web search and data extraction Webscraping can be performed in many different ways. Some of the most common methods are regular expression search algorithms, python technologies such as Beautifulsoup or <text:s/>PySpider, </text:span><text:span text:style-name="T2">Selenium</text:span><text:span text:style-name="T1"> technology and many others. </text:span><text:span text:style-name="T2">All of these technologies use one or more methods. (</text:span>Web Scraping Approaches and their Performance on Modern Websites<text:span text:style-name="T2">). First step in every approach is to send request to website. Afterwards, all of the approaches start to differ. You can use HTML header, Selenium with/without hea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2:30:06.647923091</meta:creation-date>
    <dc:date>2023-11-14T14:03:27.479137111</dc:date>
    <meta:editing-duration>PT1H33M21S</meta:editing-duration>
    <meta:editing-cycles>1</meta:editing-cycles>
    <meta:document-statistic meta:table-count="0" meta:image-count="0" meta:object-count="0" meta:page-count="1" meta:paragraph-count="2" meta:word-count="94" meta:character-count="622" meta:non-whitespace-character-count="529"/>
    <meta:generator>LibreOffice/7.6.2.1$Linux_X86_64 LibreOffice_project/60$Build-1</meta:generator>
  </office:meta>
</office:document-meta>
</file>